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666666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2cm" svg:stroke-color="#ff3333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dash" draw:stroke-dash="Dashed_20__28_var_29_" svg:stroke-width="0.05cm" svg:stroke-color="#666666" draw:marker-start-width="0.355cm" draw:marker-end-width="0.355cm" draw:fill="none" draw:textarea-horizontal-align="justify" draw:textarea-vertical-align="middle" draw:auto-grow-height="false" fo:min-height="2.126cm" fo:min-width="1.061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ff3333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666666" draw:marker-start-width="0.5cm" draw:marker-end-width="0.5cm" draw:fill="none" draw:textarea-horizontal-align="justify" draw:textarea-vertical-align="middle" draw:auto-grow-height="false" fo:min-height="6.5cm" fo:min-width="3.00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4cm"/>
    </style:style>
    <style:style style:name="gr14" style:family="graphic" style:parent-style-name="standard">
      <style:graphic-properties svg:stroke-width="0.05cm" svg:stroke-color="#666666" draw:marker-start-width="0.355cm" draw:marker-end-width="0.355cm" draw:fill="none" draw:textarea-vertical-align="middle" draw:auto-grow-height="false" fo:min-height="1.32cm" fo:min-width="1.244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66666" fo:font-size="10pt" style:font-size-asian="18pt" style:font-size-complex="18pt"/>
    </style:style>
    <style:style style:name="P3" style:family="paragraph">
      <loext:graphic-properties draw:fill="solid" draw:fill-color="#6666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font-name="Liberation Sans1" fo:font-size="14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cm" svg:y1="0.7cm" svg:x2="8.082cm" svg:y2="2.747cm">
          <text:p/>
        </draw:line>
        <draw:g>
          <draw:custom-shape draw:style-name="gr2" draw:text-style-name="P2" draw:layer="layout" svg:width="0.155cm" svg:height="0.155cm" draw:transform="rotate (-0.577005850709325) translate (7.998cm 2.483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078cm" svg:height="0.077cm" draw:transform="skewX (-0.012915436464758) rotate (-0.577005850709325) translate (8.009cm 2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7.23cm" svg:y1="4.143cm" svg:x2="8.077cm" svg:y2="2.749cm">
          <text:p/>
        </draw:line>
        <draw:custom-shape draw:style-name="gr5" draw:text-style-name="P1" draw:layer="layout" svg:width="2.347cm" svg:height="3.5cm" svg:x="8.953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8.071cm" svg:y1="2.749cm" svg:x2="8.7cm" svg:y2="1.7cm">
          <text:p/>
        </draw:line>
        <draw:line draw:style-name="gr7" draw:text-style-name="P1" draw:layer="layout" svg:x1="7.2cm" svg:y1="4.2cm" svg:x2="5.1cm" svg:y2="0.7cm">
          <text:p/>
        </draw:line>
        <draw:line draw:style-name="gr8" draw:text-style-name="P1" draw:layer="layout" svg:x1="3.3cm" svg:y1="3.7cm" svg:x2="5.1cm" svg:y2="0.7cm">
          <text:p/>
        </draw:line>
        <draw:custom-shape draw:style-name="gr9" draw:text-style-name="P1" draw:layer="layout" svg:width="3.5cm" svg:height="10.8cm" draw:transform="rotate (1.5707963267949) translate (0.5cm 4.2cm)">
          <text:p/>
          <draw:enhanced-geometry svg:viewBox="0 0 88 21600" draw:glue-points="44 ?f6 44 0 0 10800 44 21600 88 10800" draw:text-areas="0 ?f6 88 ?f3" draw:type="can" draw:modifiers="4567.5770761966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5" draw:layer="layout" svg:width="2.403cm" svg:height="1.673cm" svg:x="6.7cm" svg:y="-0.1cm">
          <draw:text-box>
            <text:p text:style-name="P4">Mantel</text:p>
            <text:p text:style-name="P4">Kern</text:p>
          </draw:text-box>
        </draw:frame>
        <draw:frame draw:style-name="gr11" draw:text-style-name="P6" draw:layer="layout" svg:width="0.786cm" svg:height="0.725cm" svg:x="4.753cm" svg:y="0.093cm">
          <draw:text-box>
            <text:p><text:span text:style-name="T1">B</text:span></text:p>
          </draw:text-box>
        </draw:frame>
        <draw:frame draw:style-name="gr12" draw:text-style-name="P6" draw:layer="layout" svg:width="0.807cm" svg:height="0.725cm" svg:x="6.824cm" svg:y="4.074cm">
          <draw:text-box>
            <text:p><text:span text:style-name="T1">C</text:span></text:p>
          </draw:text-box>
        </draw:frame>
        <draw:frame draw:style-name="gr12" draw:text-style-name="P6" draw:layer="layout" svg:width="0.807cm" svg:height="0.725cm" svg:x="7.912cm" svg:y="2.511cm">
          <draw:text-box>
            <text:p><text:span text:style-name="T1">D</text:span></text:p>
          </draw:text-box>
        </draw:frame>
        <draw:frame draw:style-name="gr13" draw:text-style-name="P6" draw:layer="layout" svg:width="2.644cm" svg:height="0.725cm" draw:transform="rotate (-0.602138591938044) translate (5.956cm 0.586cm)">
          <draw:text-box>
            <text:p><text:span text:style-name="T1">Wellenfront</text:span></text:p>
          </draw:text-box>
        </draw:frame>
        <draw:frame draw:style-name="gr11" draw:text-style-name="P6" draw:layer="layout" svg:width="0.786cm" svg:height="0.725cm" svg:x="2.753cm" svg:y="3.394cm">
          <draw:text-box>
            <text:p><text:span text:style-name="T1">A</text:span></text:p>
          </draw:text-box>
        </draw:frame>
        <draw:custom-shape draw:style-name="gr14" draw:text-style-name="P1" draw:layer="layout" svg:width="1.794cm" svg:height="1.62cm" draw:transform="rotate (-2.14588231532703) translate (6.107cm 0.475cm)">
          <text:p/>
          <draw:enhanced-geometry draw:glue-point-type="segments" draw:type="mso-spt100" draw:modifiers="59.6078233189878 -1.9261258732146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0" draw:text-style-name="P7" draw:layer="layout" svg:width="0.986cm" svg:height="1.673cm" svg:x="4.032cm" svg:y="0.666cm">
          <draw:text-box>
            <text:p><text:span text:style-name="T2">ε’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21:17:27.390781410</meta:creation-date>
    <dc:date>2021-01-15T12:02:44.336911546</dc:date>
    <meta:editing-duration>PT21M26S</meta:editing-duration>
    <meta:editing-cycles>8</meta:editing-cycles>
    <meta:generator>LibreOffice/6.0.7.3$Linux_X86_64 LibreOffice_project/00m0$Build-3</meta:generator>
    <meta:document-statistic meta:object-count="18"/>
  </office:meta>
</office:document-meta>
</file>